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style:font-size-complex="18pt" fo:hyphenate="fals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 style:font-size-asian="20pt" style:font-size-complex="20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6pt" style:font-size-complex="16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4" draw:style-name="gr1" draw:text-style-name="P1" draw:layer="layout" svg:width="13.346cm" svg:height="13.695cm" svg:x="10.035cm" svg:y="2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10.485cm" svg:height="8.633cm" svg:x="11.048cm" svg:y="2.959cm">
          <text:p text:style-name="P2"><text:span text:style-name="T1"><text:s text:c="12"/></text:span><text:span text:style-name="T1">____welcome____</text:span></text:p>
          <text:p text:style-name="P2"><text:span text:style-name="T1"/></text:p>
          <text:p text:style-name="P2"><text:span text:style-name="T1">1: Đặt phòng</text:span></text:p>
          <text:p text:style-name="P2"><text:span text:style-name="T1">2: Quản lí khách hàng</text:span></text:p>
          <text:p text:style-name="P2"><text:span text:style-name="T1">3: Quản lí nhân viên</text:span></text:p>
          <text:p text:style-name="P2"><text:span text:style-name="T1">4: Thanh toán</text:span></text:p>
          <text:p text:style-name="P2"><text:span text:style-name="T1">5: Bảo mật và quyền truy cập</text:span></text:p>
          <text:p text:style-name="P2"><text:span text:style-name="T1">6: Báo cáo và thống kê</text:span></text:p>
          <text:p text:style-name="P2"><text:span text:style-name="T1">7: Quản lí phản hồi và đánh giá</text:span></text:p>
          <text:p text:style-name="P2"><text:span text:style-name="T1"/></text:p>
          <text:p text:style-name="P2"><text:span text:style-name="T1">Nhập lựa chọn: 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custom-shape draw:name="Rectangle 4" draw:style-name="gr1" draw:text-style-name="P1" draw:layer="layout" svg:width="12.052cm" svg:height="9.576cm" svg:x="10.16cm" svg:y="2.4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" draw:text-style-name="P6" draw:layer="layout" svg:width="12.826cm" svg:height="10.411cm" svg:x="9.985cm" svg:y="2.61cm">
          <text:p text:style-name="P5"><text:span text:style-name="T2"><text:s text:c="15"/></text:span><text:span text:style-name="T2">Đặt phòng</text:span></text:p>
          <text:p text:style-name="P5"><text:span text:style-name="T2"/></text:p>
          <text:p text:style-name="P5"><text:span text:style-name="T2">1: Thiết lập số phòng</text:span></text:p>
          <text:p text:style-name="P5"><text:span text:style-name="T2">2: Update trạng thái dọn dẹp</text:span></text:p>
          <text:p text:style-name="P5"><text:span text:style-name="T2">3: Tiến hành đặt phòng</text:span></text:p>
          <text:p text:style-name="P5"><text:span text:style-name="T2"/></text:p>
          <text:p text:style-name="P5"><text:span text:style-name="T2">0: Quay lại</text:span></text:p>
          <text:p text:style-name="P5"><text:span text:style-name="T2"/></text:p>
          <text:p text:style-name="P5"><text:span text:style-name="T2">Nhập lựa chọn: …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custom-shape draw:name="Rectangle 12" draw:style-name="gr1" draw:text-style-name="P1" draw:layer="layout" svg:width="11.803cm" svg:height="3.335cm" svg:x="8.006cm" svg:y="13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12.916cm" svg:height="9.576cm" svg:x="0.585cm" svg:y="1.9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" draw:text-style-name="P8" draw:layer="layout" svg:width="12.462cm" svg:height="7.025cm" svg:x="0.868cm" svg:y="2.713cm">
          <text:p text:style-name="P7"><text:span text:style-name="T3"><text:s text:c="12"/></text:span><text:span text:style-name="T3">Tiến hành đặt phòng</text:span></text:p>
          <text:p text:style-name="P7"><text:span text:style-name="T3"/></text:p>
          <text:p text:style-name="P7"><text:span text:style-name="T3">(Hiển thị các phòng và trạng thái)</text:span></text:p>
          <text:p text:style-name="P7"><text:span text:style-name="T3"/></text:p>
          <text:p text:style-name="P7"><text:span text:style-name="T3">1: Nhập số phòng</text:span></text:p>
          <text:p text:style-name="P7"><text:span text:style-name="T3">0: Quay lại</text:span></text:p>
          <text:p text:style-name="P7"><text:span text:style-name="T3"/></text:p>
          <text:p text:style-name="P7"><text:span text:style-name="T3">Nhập lựa chọn: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9.985cm" svg:height="9.576cm" svg:x="14.193cm" svg:y="1.9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" draw:text-style-name="P8" draw:layer="layout" svg:width="9.173cm" svg:height="4.486cm" svg:x="14.029cm" svg:y="2.891cm">
          <text:p text:style-name="P7"><text:span text:style-name="T3"><text:s text:c="6"/></text:span><text:span text:style-name="T3">Tiến hành đặt phòng</text:span></text:p>
          <text:p text:style-name="P7"><text:span text:style-name="T3"/></text:p>
          <text:p text:style-name="P7"><text:span text:style-name="T3"><text:s text:c="3"/></text:span><text:span text:style-name="T3">Nhập tên: …</text:span></text:p>
          <text:p text:style-name="P7"><text:span text:style-name="T3"><text:s text:c="3"/></text:span><text:span text:style-name="T3">Nhập sđt: …</text:span></text:p>
          <text:p text:style-name="P7"><text:span text:style-name="T3"><text:s text:c="3"/></text:span><text:span text:style-name="T3">Nhập Địa chỉ: 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" draw:text-style-name="P1" draw:layer="layout" svg:width="8.931cm" svg:height="9.576cm" svg:x="24.864cm" svg:y="1.9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" draw:text-style-name="P8" draw:layer="layout" svg:width="9.727cm" svg:height="3.639cm" svg:x="24.437cm" svg:y="2.891cm">
          <text:p text:style-name="P7"><text:span text:style-name="T3"><text:s text:c="4"/></text:span><text:span text:style-name="T3">Đặt phòng thành công</text:span></text:p>
          <text:p text:style-name="P7"><text:span text:style-name="T3"/></text:p>
          <text:p text:style-name="P7"><text:span text:style-name="T3"><text:s text:c="3"/></text:span><text:span text:style-name="T3">1: Tiếp tục đặt phòng</text:span></text:p>
          <text:p text:style-name="P7"><text:span text:style-name="T3"><text:s text:c="3"/></text:span><text:span text:style-name="T3">0: Quay lạ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6" draw:layer="layout" svg:width="10.732cm" svg:height="2.281cm" svg:x="8.827cm" svg:y="13.966cm">
          <text:p text:style-name="P5"><text:span text:style-name="T2">Phòng này không còn trố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9" draw:text-style-name="P6" draw:layer="layout" svg:width="6.147cm" svg:height="2.535cm" svg:x="0.973cm" svg:y="12.812cm">
          <text:p text:style-name="P5"><text:span text:style-name="T1">Nếu số phòng nhập vào đã có người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10" draw:text-style-name="P9" draw:layer="layout" svg:width="7.046cm" svg:height="0.001cm" svg:x="0.527cm" svg:y="14.7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" draw:style-name="gr11" draw:text-style-name="P9" draw:layer="layout" svg:width="0.691cm" svg:height="0.001cm" svg:x="13.501cm" svg:y="6.69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8" draw:style-name="gr11" draw:text-style-name="P9" draw:layer="layout" svg:width="0.691cm" svg:height="0.001cm" svg:x="24.173cm" svg:y="6.699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custom-shape draw:name="Rectangle 5" draw:style-name="gr1" draw:text-style-name="P1" draw:layer="layout" svg:width="6.996cm" svg:height="7.367cm" svg:x="5.603cm" svg:y="1.8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2" draw:text-style-name="P6" draw:layer="layout" svg:width="7.802cm" svg:height="5.161cm" svg:x="5.296cm" svg:y="2.664cm">
          <text:p text:style-name="P5"><text:span text:style-name="T3"><text:s text:c="2"/></text:span><text:span text:style-name="T3">Quản lí khách hàng</text:span></text:p>
          <text:p text:style-name="P5"><text:span text:style-name="T3"/></text:p>
          <text:p text:style-name="P5"><text:span text:style-name="T3">1: Nhập account</text:span></text:p>
          <text:p text:style-name="P5"><text:span text:style-name="T3">0: Quay lại</text:span></text:p>
          <text:p text:style-name="P5"><text:span text:style-name="T1"/></text:p>
          <text:p text:style-name="P5"><text:span text:style-name="T1">Nhập lựa chọn:…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1" draw:layer="layout" svg:width="7.765cm" svg:height="7.367cm" svg:x="16.365cm" svg:y="1.8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3" draw:text-style-name="P6" draw:layer="layout" svg:width="9.148cm" svg:height="7.869cm" svg:x="15.448cm" svg:y="2.408cm">
          <text:p text:style-name="P5"><text:span text:style-name="T3"><text:s text:c="7"/></text:span><text:span text:style-name="T3">Quản lí khách hàng </text:span></text:p>
          <text:p text:style-name="P5"><text:span text:style-name="T3"/></text:p>
          <text:p text:style-name="P5"><text:span text:style-name="T3">Nhập stk: …</text:span></text:p>
          <text:p text:style-name="P5"><text:span text:style-name="T3">Nhập password: …</text:span></text:p>
          <text:p text:style-name="P5"><text:span text:style-name="T3"/></text:p>
          <text:p text:style-name="P5"><text:span text:style-name="T4"><text:s text:c="2"/></text:span><text:span text:style-name="T4">(nếu sai tk hoặc mk -&gt; thông</text:span></text:p>
          <text:p text:style-name="P5"><text:span text:style-name="T4"><text:s text:c="3"/></text:span><text:span text:style-name="T4">báo lỗi và chương trình quay </text:span></text:p>
          <text:p text:style-name="P5"><text:span text:style-name="T4"><text:s text:c="3"/></text:span><text:span text:style-name="T4">lại bước trước đó)</text:span></text:p>
          <text:p text:style-name="P5"><text:span text:style-name="T3"/></text:p>
          <text:p text:style-name="P5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4" draw:text-style-name="P6" draw:layer="layout" svg:width="16.932cm" svg:height="1.601cm" svg:x="15.887cm" svg:y="9.776cm">
          <text:p text:style-name="P5"><text:span text:style-name="T5">Lưu ý: chỉ có account của quản lí hoặc </text:span></text:p>
          <text:p text:style-name="P5"><text:span text:style-name="T5">nhân viên lễ tân mới có quyền truy cậ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11" draw:text-style-name="P9" draw:layer="layout" svg:width="3.286cm" svg:height="0.001cm" svg:x="12.6cm" svg:y="4.99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custom-shape draw:name="Rectangle 36" draw:style-name="gr1" draw:text-style-name="P1" draw:layer="layout" svg:width="7.393cm" svg:height="2.658cm" svg:x="21.94cm" svg:y="16.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" draw:text-style-name="P1" draw:layer="layout" svg:width="11.031cm" svg:height="4.174cm" svg:x="19.433cm" svg:y="10.4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" draw:text-style-name="P1" draw:layer="layout" svg:width="5.952cm" svg:height="5.81cm" svg:x="28.695cm" svg:y="2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" draw:text-style-name="P1" draw:layer="layout" svg:width="11.304cm" svg:height="7.055cm" svg:x="16.635cm" svg:y="1.6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11.031cm" svg:height="10.333cm" svg:x="1.145cm" svg:y="3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5" draw:text-style-name="P8" draw:layer="layout" svg:width="10.37cm" svg:height="8.721cm" svg:x="1.777cm" svg:y="3.52cm">
          <text:p text:style-name="P7"><text:span text:style-name="T3"><text:s text:c="7"/></text:span><text:span text:style-name="T3">Quản lí khách hàng</text:span></text:p>
          <text:p text:style-name="P7"><text:span text:style-name="T3"/></text:p>
          <text:p text:style-name="P7"><text:span text:style-name="T3"><text:s text:c="2"/></text:span><text:span text:style-name="T3">( in danh sách khách hàng</text:span></text:p>
          <text:p text:style-name="P7"><text:span text:style-name="T3">Gồm: tên, sđt, địa chỉ, lịch sử ra vào )</text:span></text:p>
          <text:p text:style-name="P7"><text:span text:style-name="T3"/></text:p>
          <text:p text:style-name="P7"><text:span text:style-name="T3">1: Chỉnh sửa thông tin ks</text:span></text:p>
          <text:p text:style-name="P7"><text:span text:style-name="T3">2: Xóa thông tin khách hàng</text:span></text:p>
          <text:p text:style-name="P7"><text:span text:style-name="T3">0: quay lạ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16" draw:text-style-name="P9" draw:layer="layout" svg:width="6.175cm" svg:height="5.764cm" svg:x="10.758cm" svg:y="3.9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8" draw:style-name="gr17" draw:text-style-name="P8" draw:layer="layout" svg:width="10.523cm" svg:height="4.486cm" svg:x="17.175cm" svg:y="2.229cm">
          <text:p text:style-name="P7"><text:span text:style-name="T3">Nhập stt của khách hàng: …</text:span></text:p>
          <text:p text:style-name="P7"><text:span text:style-name="T3">1: sửa tên</text:span></text:p>
          <text:p text:style-name="P7"><text:span text:style-name="T3">2: sửa sđt</text:span></text:p>
          <text:p text:style-name="P7"><text:span text:style-name="T3">3: sửa địa chỉ</text:span></text:p>
          <text:p text:style-name="P7"><text:span text:style-name="T3">0: quay lạ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16" draw:text-style-name="P9" draw:layer="layout" svg:width="8.291cm" svg:height="0.661cm" svg:x="11.853cm" svg:y="11.4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2" draw:style-name="gr18" draw:text-style-name="P8" draw:layer="layout" svg:width="10.523cm" svg:height="2.792cm" svg:x="20.193cm" svg:y="10.729cm">
          <text:p text:style-name="P7"><text:span text:style-name="T3">Nhập stt của khách hàng: …</text:span></text:p>
          <text:p text:style-name="P7"><text:span text:style-name="T3">1: Bạn có chắc chắn không</text:span></text:p>
          <text:p text:style-name="P7"><text:span text:style-name="T3">0: quay lạ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3" draw:style-name="gr16" draw:text-style-name="P9" draw:layer="layout" svg:width="1.527cm" svg:height="0.001cm" svg:x="26.944cm" svg:y="4.7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6" draw:style-name="gr19" draw:text-style-name="P6" draw:layer="layout" svg:width="7.446cm" svg:height="2.535cm" svg:x="27.832cm" svg:y="3.959cm">
          <text:p text:style-name="P5"><text:span text:style-name="T1">Chỉnh sửa thành công</text:span></text:p>
          <text:p text:style-name="P5"><text:span text:style-name="T1"><text:s text:c="7"/></text:span><text:span text:style-name="T1">1: tiếp tục</text:span></text:p>
          <text:p text:style-name="P5"><text:span text:style-name="T1"><text:s text:c="7"/></text:span><text:span text:style-name="T1">0: quay lạ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16" draw:text-style-name="P9" draw:layer="layout" svg:width="0.001cm" svg:height="1.649cm" svg:x="25.033cm" svg:y="13.9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2" draw:style-name="gr20" draw:text-style-name="P6" draw:layer="layout" svg:width="8.589cm" svg:height="2.535cm" svg:x="21.343cm" svg:y="16.056cm">
          <text:p text:style-name="P5"><text:span text:style-name="T1">Xóa thông tin thành công</text:span></text:p>
          <text:p text:style-name="P5"><text:span text:style-name="T1"><text:s text:c="11"/></text:span><text:span text:style-name="T1">1: tiếp tục</text:span></text:p>
          <text:p text:style-name="P5"><text:span text:style-name="T1"><text:s text:c="11"/></text:span><text:span text:style-name="T1">0: quay lạ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21" draw:text-style-name="P6" draw:layer="layout" svg:width="11.476cm" svg:height="1.011cm" svg:x="9.996cm" svg:y="17.723cm">
          <text:p text:style-name="P5"><text:span text:style-name="T1">Lưu ý: đặt lại trạng thái của phò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9" draw:style-name="gr22" draw:text-style-name="P9" draw:layer="layout" svg:width="1.169cm" svg:height="0.001cm" svg:x="20.441cm" svg:y="18.236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custom-shape draw:name="Rectangle 3" draw:style-name="gr1" draw:text-style-name="P1" draw:layer="layout" svg:width="7.973cm" svg:height="9.953cm" svg:x="20.091cm" svg:y="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3" draw:text-style-name="P11" draw:layer="layout" svg:width="7.78cm" svg:height="7.011cm" svg:x="20.324cm" svg:y="0.803cm">
          <text:p text:style-name="P10"><text:span text:style-name="T5"><text:s text:c="8"/></text:span><text:span text:style-name="T5">Quyền quản lí</text:span></text:p>
          <text:p text:style-name="P10"><text:span text:style-name="T5"/></text:p>
          <text:p text:style-name="P10"><text:span text:style-name="T5">1: Chỉnh sửa</text:span></text:p>
          <text:p text:style-name="P10"><text:span text:style-name="T5">2: Xóa</text:span></text:p>
          <text:p text:style-name="P10"><text:span text:style-name="T5">3: Thêm</text:span></text:p>
          <text:p text:style-name="P10"><text:span text:style-name="T5">4: in danh sách nhân viên</text:span></text:p>
          <text:p text:style-name="P10"><text:span text:style-name="T5">0: Quay lại</text:span></text:p>
          <text:p text:style-name="P10"><text:span text:style-name="T5"/></text:p>
          <text:p text:style-name="P10"><text:span text:style-name="T5">Nhập lựa chọn: …</text:span></text:p>
          <text:p text:style-name="P10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6.537cm" svg:height="6.346cm" svg:x="0.369cm" svg:y="3.6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4" draw:text-style-name="P11" draw:layer="layout" svg:width="6.032cm" svg:height="4.307cm" svg:x="0.621cm" svg:y="4.254cm">
          <text:p text:style-name="P10"><text:span text:style-name="T5"><text:s text:c="3"/></text:span><text:span text:style-name="T5">Quản lí nhân viên</text:span></text:p>
          <text:p text:style-name="P10"><text:span text:style-name="T5"/></text:p>
          <text:p text:style-name="P10"><text:span text:style-name="T5">1: Quyền quản lí</text:span></text:p>
          <text:p text:style-name="P10"><text:span text:style-name="T5">2: Quyền nhân viên</text:span></text:p>
          <text:p text:style-name="P10"><text:span text:style-name="T5"/></text:p>
          <text:p text:style-name="P10"><text:span text:style-name="T5">Nhập lựa chọn:…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" draw:style-name="gr11" draw:text-style-name="P9" draw:layer="layout" svg:width="1.892cm" svg:height="2.464cm" svg:x="6.967cm" svg:y="3.81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11" draw:style-name="gr25" draw:text-style-name="P12" draw:layer="layout" svg:width="7.973cm" svg:height="8.023cm" svg:x="21.629cm" svg:y="10.831cm">
          <text:p text:style-name="P10"><text:span text:style-name="T5"><text:s text:c="9"/></text:span><text:span text:style-name="T5">Quyền nhân viên</text:span></text:p>
          <text:p text:style-name="P10"><text:span text:style-name="T5">(in thông tin nhân viên đó)</text:span></text:p>
          <text:p text:style-name="P10"><text:span text:style-name="T5"/></text:p>
          <text:p text:style-name="P10"><text:span text:style-name="T5">1: sửa tên</text:span></text:p>
          <text:p text:style-name="P10"><text:span text:style-name="T5">2: sửa địa chỉ</text:span></text:p>
          <text:p text:style-name="P10"><text:span text:style-name="T5">3: sửa sđt</text:span></text:p>
          <text:p text:style-name="P10"><text:span text:style-name="T5">(không được sửa id và vị trí công việc)</text:span></text:p>
          <text:p text:style-name="P10"><text:span text:style-name="T5">0: Quay lại</text:span></text:p>
          <text:p text:style-name="P10"><text:span text:style-name="T5">Nhập lựa chọn: 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6" draw:text-style-name="P6" draw:layer="layout" svg:width="0.702cm" svg:height="1.011cm" svg:x="19.37cm" svg:y="10.98cm">
          <text:p text:style-name="P5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" draw:text-style-name="P1" draw:layer="layout" svg:width="6.807cm" svg:height="7.009cm" svg:x="8.98cm" svg:y="1.1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27" draw:text-style-name="P11" draw:layer="layout" svg:width="8.915cm" svg:height="7.011cm" svg:x="8.006cm" svg:y="1.388cm">
          <text:p text:style-name="P10"><text:span text:style-name="T5"><text:s text:c="7"/></text:span><text:span text:style-name="T5">Quyền quản lí</text:span></text:p>
          <text:p text:style-name="P10"><text:span text:style-name="T5"/></text:p>
          <text:p text:style-name="P10"><text:span text:style-name="T5">Nhập stk: …</text:span></text:p>
          <text:p text:style-name="P10"><text:span text:style-name="T5">Nhập password: …</text:span></text:p>
          <text:p text:style-name="P10"><text:span text:style-name="T5"/></text:p>
          <text:p text:style-name="P10"><text:span text:style-name="T5">(nếu sai tk hoặc mk -&gt; thông</text:span></text:p>
          <text:p text:style-name="P10"><text:span text:style-name="T5"><text:s/></text:span><text:span text:style-name="T5">báo lỗi và chương trình quay </text:span></text:p>
          <text:p text:style-name="P10"><text:span text:style-name="T5">lại bước trước đó)</text:span></text:p>
          <text:p text:style-name="P10"><text:span text:style-name="T5"/></text:p>
          <text:p text:style-name="P10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8" draw:style-name="gr11" draw:text-style-name="P9" draw:layer="layout" svg:width="3.719cm" svg:height="0.001cm" svg:x="16.052cm" svg:y="3.6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25" draw:style-name="gr1" draw:text-style-name="P1" draw:layer="layout" svg:width="6.807cm" svg:height="7.009cm" svg:x="8.564cm" svg:y="10.5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28" draw:text-style-name="P11" draw:layer="layout" svg:width="8.915cm" svg:height="7.011cm" svg:x="7.511cm" svg:y="10.64cm">
          <text:p text:style-name="P10"><text:span text:style-name="T5"><text:s text:c="3"/></text:span><text:span text:style-name="T5">Quyền nhân viên</text:span></text:p>
          <text:p text:style-name="P10"><text:span text:style-name="T5"/></text:p>
          <text:p text:style-name="P10"><text:span text:style-name="T5">Nhập stk: …</text:span></text:p>
          <text:p text:style-name="P10"><text:span text:style-name="T5">Nhập password: …</text:span></text:p>
          <text:p text:style-name="P10"><text:span text:style-name="T5"/></text:p>
          <text:p text:style-name="P10"><text:span text:style-name="T5">(nếu sai tk hoặc mk -&gt; thông</text:span></text:p>
          <text:p text:style-name="P10"><text:span text:style-name="T5"><text:s/></text:span><text:span text:style-name="T5">báo lỗi và chương trình quay </text:span></text:p>
          <text:p text:style-name="P10"><text:span text:style-name="T5">lại bước trước đó)</text:span></text:p>
          <text:p text:style-name="P10"><text:span text:style-name="T5"/></text:p>
          <text:p text:style-name="P10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7" draw:style-name="gr11" draw:text-style-name="P9" draw:layer="layout" svg:width="1.358cm" svg:height="2.489cm" svg:x="7.105cm" svg:y="8.9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3" draw:style-name="gr11" draw:text-style-name="P9" draw:layer="layout" svg:width="5.602cm" svg:height="0.001cm" svg:x="15.788cm" svg:y="13.6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4" draw:style-name="gr29" draw:text-style-name="P6" draw:layer="layout" svg:width="6.354cm" svg:height="1.433cm" svg:x="15.318cm" svg:y="12.078cm">
          <text:p text:style-name="P5"><text:span text:style-name="T4">Dựa vào tk và mk để </text:span></text:p>
          <text:p text:style-name="P5"><text:span text:style-name="T4">nhận diện nhân viên đ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custom-shape draw:name="Rectangle 3" draw:style-name="gr1" draw:text-style-name="P1" draw:layer="layout" svg:width="6.105cm" svg:height="8.388cm" svg:x="0.529cm" svg:y="4.1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0" draw:text-style-name="P6" draw:layer="layout" svg:width="7.416cm" svg:height="7.617cm" svg:x="-0.126cm" svg:y="4.254cm">
          <text:p text:style-name="P5"><text:span text:style-name="T3"><text:s text:c="7"/></text:span><text:span text:style-name="T3">Thanh toán</text:span></text:p>
          <text:p text:style-name="P5"><text:span text:style-name="T3"/></text:p>
          <text:p text:style-name="P5"><text:span text:style-name="T3">Nhập số phòng: …</text:span></text:p>
          <text:p text:style-name="P5"><text:span text:style-name="T3"/></text:p>
          <text:p text:style-name="P5"><text:span text:style-name="T3">(in thông tin khách </text:span></text:p>
          <text:p text:style-name="P5"><text:span text:style-name="T3"><text:s/></text:span><text:span text:style-name="T3">hàng ở phòng đó)</text:span></text:p>
          <text:p text:style-name="P5"><text:span text:style-name="T1"/></text:p>
          <text:p text:style-name="P5"><text:span text:style-name="T1">1: Thanh toán</text:span></text:p>
          <text:p text:style-name="P5"><text:span text:style-name="T1">0: Quay lạ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" draw:style-name="gr11" draw:text-style-name="P9" draw:layer="layout" svg:width="1.557cm" svg:height="0.001cm" svg:x="6.687cm" svg:y="6.0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9" draw:style-name="gr1" draw:text-style-name="P1" draw:layer="layout" svg:width="11.63cm" svg:height="5.075cm" svg:x="18.6cm" svg:y="4.1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1" draw:text-style-name="P13" draw:layer="layout" svg:width="0.512cm" svg:height="1.025cm" svg:x="18.919cm" svg:y="4.2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1" draw:layer="layout" svg:width="8.717cm" svg:height="13.218cm" svg:x="8.296cm" svg:y="4.1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2" draw:text-style-name="P6" draw:layer="layout" svg:width="10.528cm" svg:height="12.786cm" svg:x="7.38cm" svg:y="4.251cm">
          <text:p text:style-name="P5"><text:span text:style-name="T3"><text:s text:c="17"/></text:span><text:span text:style-name="T3">Hóa đơn</text:span></text:p>
          <text:p text:style-name="P5"><text:span text:style-name="T3">Tên:...</text:span></text:p>
          <text:p text:style-name="P5"><text:span text:style-name="T3">Sđt:...</text:span></text:p>
          <text:p text:style-name="P5"><text:span text:style-name="T3">Địa chỉ:...</text:span></text:p>
          <text:p text:style-name="P5"><text:span text:style-name="T3">Đặt phòng: (giờ , phút, giây)</text:span></text:p>
          <text:p text:style-name="P5"><text:span text:style-name="T3"><text:s text:c="21"/></text:span><text:span text:style-name="T3">mm/dd/yy</text:span></text:p>
          <text:p text:style-name="P5"><text:span text:style-name="T3">Trả phòng: (giờ , phút, giây)</text:span></text:p>
          <text:p text:style-name="P5"><text:span text:style-name="T3"><text:s text:c="21"/></text:span><text:span text:style-name="T3">mm/dd/yy</text:span></text:p>
          <text:p text:style-name="P5"><text:span text:style-name="T3">Tổng cộng: ….. Nghìn đồng</text:span></text:p>
          <text:p text:style-name="P5"><text:span text:style-name="T3"/></text:p>
          <text:p text:style-name="P5"><text:span text:style-name="T1">Chọn phương thức</text:span></text:p>
          <text:p text:style-name="P5"><text:span text:style-name="T1">thanh toán:</text:span></text:p>
          <text:p text:style-name="P5"><text:span text:style-name="T3">1: Thẻ tín dụng</text:span></text:p>
          <text:p text:style-name="P5"><text:span text:style-name="T3">2: Internet banking</text:span></text:p>
          <text:p text:style-name="P5"><text:span text:style-name="T3">0: Quay lạ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11" draw:text-style-name="P9" draw:layer="layout" svg:width="1.394cm" svg:height="0.001cm" svg:x="17.205cm" svg:y="5.9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6" draw:style-name="gr33" draw:text-style-name="P6" draw:layer="layout" svg:width="13.745cm" svg:height="4.821cm" svg:x="17.594cm" svg:y="4.379cm">
          <text:p text:style-name="P5"><text:span text:style-name="T1">1: Xác nhận thanh toán thành công</text:span></text:p>
          <text:p text:style-name="P5"><text:span text:style-name="T1">0: Quay lại</text:span></text:p>
          <text:p text:style-name="P5"><text:span text:style-name="T1"/></text:p>
          <text:p text:style-name="P5"><text:span text:style-name="T1">( Sau khi thanh toán thành công:</text:span></text:p>
          <text:p text:style-name="P5"><text:span text:style-name="T1"><text:s/></text:span><text:span text:style-name="T1">lưu lịch sử thanh toán gồm số phòng</text:span></text:p>
          <text:p text:style-name="P5"><text:span text:style-name="T1"><text:s/></text:span><text:span text:style-name="T1">và thông tin khách hàng vào danh sách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4" draw:text-style-name="P6" draw:layer="layout" svg:width="13.919cm" svg:height="6.345cm" svg:x="18.041cm" svg:y="9.68cm">
          <text:p text:style-name="P5"><text:span text:style-name="T1">Class PayHistory{</text:span></text:p>
          <text:p text:style-name="P5"><text:span text:style-name="T1">Private:</text:span></text:p>
          <text:p text:style-name="P5"><text:span text:style-name="T1"><text:s text:c="4"/></text:span><text:span text:style-name="T1">Int pay;</text:span></text:p>
          <text:p text:style-name="P5"><text:span text:style-name="T1"><text:s text:c="4"/></text:span><text:span text:style-name="T1">Customer customer;</text:span></text:p>
          <text:p text:style-name="P5"><text:span text:style-name="T1">Public: …</text:span></text:p>
          <text:p text:style-name="P5"><text:span text:style-name="T1">}</text:span></text:p>
          <text:p text:style-name="P5"><text:span text:style-name="T1"/></text:p>
          <text:p text:style-name="P5"><text:span text:style-name="T1">vector &lt;PayHistory&gt; databasePayHistory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custom-shape draw:name="Rectangle 5" draw:style-name="gr1" draw:text-style-name="P1" draw:layer="layout" svg:width="8.687cm" svg:height="6.346cm" svg:x="0.369cm" svg:y="3.6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5" draw:text-style-name="P6" draw:layer="layout" svg:width="10.575cm" svg:height="5.161cm" svg:x="-0.575cm" svg:y="4.07cm">
          <text:p text:style-name="P5"><text:span text:style-name="T3"><text:s text:c="2"/></text:span><text:span text:style-name="T3">Bảo mật và quyền truy cập</text:span></text:p>
          <text:p text:style-name="P5"><text:span text:style-name="T3"/></text:p>
          <text:p text:style-name="P5"><text:span text:style-name="T3">1: Quyền quản lí</text:span></text:p>
          <text:p text:style-name="P5"><text:span text:style-name="T3">2: Quyền nhân viên</text:span></text:p>
          <text:p text:style-name="P5"><text:span text:style-name="T1"/></text:p>
          <text:p text:style-name="P5"><text:span text:style-name="T1">Nhập lựa chọn:…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11" draw:text-style-name="P9" draw:layer="layout" svg:width="1.08cm" svg:height="1.613cm" svg:x="9.233cm" svg:y="3.96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5" draw:style-name="gr11" draw:text-style-name="P9" draw:layer="layout" svg:width="0.626cm" svg:height="1.941cm" svg:x="9.233cm" svg:y="8.9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9" draw:style-name="gr1" draw:text-style-name="P1" draw:layer="layout" svg:width="6.807cm" svg:height="7.009cm" svg:x="10.49cm" svg:y="1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6" draw:text-style-name="P6" draw:layer="layout" svg:width="7.916cm" svg:height="7.869cm" svg:x="9.935cm" svg:y="1.334cm">
          <text:p text:style-name="P5"><text:span text:style-name="T3"><text:s text:c="7"/></text:span><text:span text:style-name="T3">Quyền quản lí</text:span></text:p>
          <text:p text:style-name="P5"><text:span text:style-name="T3"/></text:p>
          <text:p text:style-name="P5"><text:span text:style-name="T3">Nhập stk: …</text:span></text:p>
          <text:p text:style-name="P5"><text:span text:style-name="T3">Nhập password: …</text:span></text:p>
          <text:p text:style-name="P5"><text:span text:style-name="T3"/></text:p>
          <text:p text:style-name="P5"><text:span text:style-name="T4">(nếu sai tk hoặc mk -&gt; thông</text:span></text:p>
          <text:p text:style-name="P5"><text:span text:style-name="T4"><text:s/></text:span><text:span text:style-name="T4">báo lỗi và chương trình quay </text:span></text:p>
          <text:p text:style-name="P5"><text:span text:style-name="T4">lại bước trước đó)</text:span></text:p>
          <text:p text:style-name="P5"><text:span text:style-name="T3"/></text:p>
          <text:p text:style-name="P5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" draw:layer="layout" svg:width="6.807cm" svg:height="7.009cm" svg:x="10.021cm" svg:y="10.2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7" draw:text-style-name="P6" draw:layer="layout" svg:width="7.916cm" svg:height="7.869cm" svg:x="9.467cm" svg:y="10.42cm">
          <text:p text:style-name="P5"><text:span text:style-name="T3"><text:s text:c="3"/></text:span><text:span text:style-name="T3">Quyền nhân viên</text:span></text:p>
          <text:p text:style-name="P5"><text:span text:style-name="T3"/></text:p>
          <text:p text:style-name="P5"><text:span text:style-name="T3">Nhập stk: …</text:span></text:p>
          <text:p text:style-name="P5"><text:span text:style-name="T3">Nhập password: …</text:span></text:p>
          <text:p text:style-name="P5"><text:span text:style-name="T3"/></text:p>
          <text:p text:style-name="P5"><text:span text:style-name="T4">(nếu sai tk hoặc mk -&gt; thông</text:span></text:p>
          <text:p text:style-name="P5"><text:span text:style-name="T4"><text:s/></text:span><text:span text:style-name="T4">báo lỗi và chương trình quay </text:span></text:p>
          <text:p text:style-name="P5"><text:span text:style-name="T4">lại bước trước đó)</text:span></text:p>
          <text:p text:style-name="P5"><text:span text:style-name="T3"/></text:p>
          <text:p text:style-name="P5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" draw:text-style-name="P1" draw:layer="layout" svg:width="11.257cm" svg:height="4.954cm" svg:x="20.364cm" svg:y="0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8" draw:text-style-name="P6" draw:layer="layout" svg:width="13.804cm" svg:height="6.94cm" svg:x="19.141cm" svg:y="0.666cm">
          <text:p text:style-name="P5"><text:span text:style-name="T3"><text:s text:c="18"/></text:span><text:span text:style-name="T3">Quyền quản lí</text:span></text:p>
          <text:p text:style-name="P5"><text:span text:style-name="T3"/></text:p>
          <text:p text:style-name="P5"><text:span text:style-name="T3">1: Edit user ( account của nhân viên) </text:span></text:p>
          <text:p text:style-name="P5"><text:span text:style-name="T3">2: Đổi mk ( đổi mk của quản lí )</text:span></text:p>
          <text:p text:style-name="P5"><text:span text:style-name="T3">0: Quay lại</text:span></text:p>
          <text:p text:style-name="P5"><text:span text:style-name="T3"/></text:p>
          <text:p text:style-name="P5"><text:span text:style-name="T3"/></text:p>
          <text:p text:style-name="P5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11" draw:text-style-name="P9" draw:layer="layout" svg:width="2.049cm" svg:height="0.032cm" svg:x="17.74cm" svg:y="3.8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33" draw:style-name="gr1" draw:text-style-name="P1" draw:layer="layout" svg:width="7.689cm" svg:height="6.721cm" svg:x="18.162cm" svg:y="10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39" draw:text-style-name="P6" draw:layer="layout" svg:width="7.687cm" svg:height="6.94cm" svg:x="17.524cm" svg:y="10.886cm">
          <text:p text:style-name="P5"><text:span text:style-name="T3"><text:s text:c="8"/></text:span><text:span text:style-name="T3">Quyền quản lí</text:span></text:p>
          <text:p text:style-name="P5"><text:span text:style-name="T3"/></text:p>
          <text:p text:style-name="P5"><text:span text:style-name="T3">1: Thêm user </text:span></text:p>
          <text:p text:style-name="P5"><text:span text:style-name="T3">2: đổi mk </text:span></text:p>
          <text:p text:style-name="P5"><text:span text:style-name="T3">3: xóa user</text:span></text:p>
          <text:p text:style-name="P5"><text:span text:style-name="T3">4: in danh sách user</text:span></text:p>
          <text:p text:style-name="P5"><text:span text:style-name="T3">0: Quay lại</text:span></text:p>
          <text:p text:style-name="P5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7" draw:style-name="gr11" draw:text-style-name="P9" draw:layer="layout" svg:width="0.001cm" svg:height="4.731cm" svg:x="22.003cm" svg:y="5.7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2" draw:style-name="gr40" draw:text-style-name="P6" draw:layer="layout" svg:width="3.318cm" svg:height="1.011cm" svg:x="22.022cm" svg:y="8.431cm">
          <text:p text:style-name="P5"><text:span text:style-name="T1">Edit 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1" draw:text-style-name="P1" draw:layer="layout" svg:width="6.608cm" svg:height="5.28cm" svg:x="26.715cm" svg:y="6.7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41" draw:text-style-name="P6" draw:layer="layout" svg:width="7.437cm" svg:height="5.751cm" svg:x="26.002cm" svg:y="6.862cm">
          <text:p text:style-name="P5"><text:span text:style-name="T3"><text:s text:c="7"/></text:span><text:span text:style-name="T3">Quyền quản lí</text:span></text:p>
          <text:p text:style-name="P5"><text:span text:style-name="T3"/></text:p>
          <text:p text:style-name="P5"><text:span text:style-name="T3">Nhập mk mới: …</text:span></text:p>
          <text:p text:style-name="P5"><text:span text:style-name="T3">Nhập lại mk mới: …</text:span></text:p>
          <text:p text:style-name="P5"><text:span text:style-name="T5"><text:s text:c="2"/></text:span><text:span text:style-name="T5">(check nếu đúng thì</text:span></text:p>
          <text:p text:style-name="P5"><text:span text:style-name="T5"><text:s text:c="3"/></text:span><text:span text:style-name="T5">mk được thay đổi)</text:span></text:p>
          <text:p text:style-name="P5"><text:span text:style-name="T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8" draw:style-name="gr11" draw:text-style-name="P9" draw:layer="layout" svg:width="0.001cm" svg:height="0.883cm" svg:x="30.05cm" svg:y="5.5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9" draw:style-name="gr42" draw:text-style-name="P6" draw:layer="layout" svg:width="2.95cm" svg:height="1.011cm" svg:x="30.08cm" svg:y="5.688cm">
          <text:p text:style-name="P5"><text:span text:style-name="T1"><text:s/></text:span><text:span text:style-name="T1">Đổi m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43" draw:text-style-name="P6" draw:layer="layout" svg:width="16.932cm" svg:height="1.601cm" svg:x="17.74cm" svg:y="17.426cm">
          <text:p text:style-name="P5"><text:span text:style-name="T5">Lưu ý: ở phần thêm user, in danh sách nhân </text:span></text:p>
          <text:p text:style-name="P5"><text:span text:style-name="T5">viên và dựa vào id để thêm accou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4" draw:style-name="gr44" draw:text-style-name="P9" draw:layer="layout" svg:width="2.075cm" svg:height="0.001cm" svg:x="24.341cm" svg:y="15.8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5" draw:style-name="gr45" draw:text-style-name="P6" draw:layer="layout" svg:width="9.224cm" svg:height="1.601cm" svg:x="25.597cm" svg:y="15.121cm">
          <text:p text:style-name="P5"><text:span text:style-name="T5">In id, tên, tk, mk của các nhân </text:span></text:p>
          <text:p text:style-name="P5"><text:span text:style-name="T5">viên có trong danh sách 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custom-shape draw:name="Straight Arrow Connector 4" draw:style-name="gr11" draw:text-style-name="P9" draw:layer="layout" svg:width="0.001cm" svg:height="3.456cm" svg:x="10.185cm" svg:y="0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5" draw:style-name="gr1" draw:text-style-name="P1" draw:layer="layout" svg:width="8.882cm" svg:height="7.009cm" svg:x="5.743cm" svg:y="3.8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6" draw:text-style-name="P6" draw:layer="layout" svg:width="9.944cm" svg:height="7.787cm" svg:x="5.213cm" svg:y="3.889cm">
          <text:p text:style-name="P5"><text:span text:style-name="T3"><text:s text:c="9"/></text:span><text:span text:style-name="T3">Quyền nhân viên</text:span></text:p>
          <text:p text:style-name="P5"><text:span text:style-name="T3">(in thông tin nhân viên đó)</text:span></text:p>
          <text:p text:style-name="P5"><text:span text:style-name="T3"/></text:p>
          <text:p text:style-name="P5"><text:span text:style-name="T3">1: đổi mk</text:span></text:p>
          <text:p text:style-name="P5"><text:span text:style-name="T3">0: quay lại</text:span></text:p>
          <text:p text:style-name="P5"><text:span text:style-name="T3"/></text:p>
          <text:p text:style-name="P5"><text:span text:style-name="T3">Nhập lựa chọn: …</text:span></text:p>
          <text:p text:style-name="P5"><text:span text:style-name="T3"/></text:p>
          <text:p text:style-name="P5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7" draw:text-style-name="P6" draw:layer="layout" svg:width="13.838cm" svg:height="1.011cm" svg:x="8.916cm" svg:y="1.215cm">
          <text:p text:style-name="P5"><text:span text:style-name="T1">Dựa vào tk và mk để nhận diện nhân viê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1" draw:layer="layout" svg:width="6.608cm" svg:height="5.28cm" svg:x="19.725cm" svg:y="4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48" draw:text-style-name="P6" draw:layer="layout" svg:width="7.437cm" svg:height="5.751cm" svg:x="19.113cm" svg:y="4.915cm">
          <text:p text:style-name="P5"><text:span text:style-name="T3"><text:s text:c="4"/></text:span><text:span text:style-name="T3">Quyền nhân viên</text:span></text:p>
          <text:p text:style-name="P5"><text:span text:style-name="T3"/></text:p>
          <text:p text:style-name="P5"><text:span text:style-name="T3">Nhập mk mới: …</text:span></text:p>
          <text:p text:style-name="P5"><text:span text:style-name="T3">Nhập lại mk mới: …</text:span></text:p>
          <text:p text:style-name="P5"><text:span text:style-name="T5"><text:s text:c="4"/></text:span><text:span text:style-name="T5">(check nếu đúng thì</text:span></text:p>
          <text:p text:style-name="P5"><text:span text:style-name="T5"><text:s text:c="5"/></text:span><text:span text:style-name="T5">mk được thay đổi)</text:span></text:p>
          <text:p text:style-name="P5"><text:span text:style-name="T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" draw:style-name="gr11" draw:text-style-name="P9" draw:layer="layout" svg:width="4.386cm" svg:height="0.001cm" svg:x="14.962cm" svg:y="7.2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</text:span><text:span text:style-name="MT4">Master title </text:span><text:span text:style-name="MT4">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Tr Thông</meta:initial-creator>
    <meta:editing-cycles>8</meta:editing-cycles>
    <meta:creation-date>2023-09-11T01:50:41</meta:creation-date>
    <dc:date>2023-09-26T11:31:58.601196562</dc:date>
    <meta:editing-duration>PT4H46M33S</meta:editing-duration>
    <meta:generator>LibreOffice/7.3.7.2$Linux_X86_64 LibreOffice_project/30$Build-2</meta:generator>
    <meta:document-statistic meta:object-count="142"/>
    <meta:user-defined meta:name="AppVersion">16.0000</meta:user-defined>
    <meta:user-defined meta:name="PresentationFormat">Widescreen</meta:user-defined>
    <meta:user-defined meta:name="Slides" meta:value-type="float">9</meta:user-defined>
  </office:meta>
</office:document-meta>
</file>